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a9324"/>
    </style:style>
    <style:style style:name="T1" style:family="text">
      <style:text-properties officeooo:rsid="000a93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PHP e PDO. </text:p>
      <text:p text:style-name="P1"/>
      <text:p text:style-name="P1"><text:span text:style-name="T1">R</text:span>elatório com no mínimo 3 páginas.</text:p>
      <text:p text:style-name="Standard"/>
      <text:p text:style-name="Standard">Tópicos.</text:p>
      <text:p text:style-name="Standard">O que é?</text:p>
      <text:p text:style-name="Standard">Exemplos de código</text:p>
      <text:p text:style-name="Standard">Referências</text:p>
      <text:p text:style-name="Standard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6T15:52:58.714897916</dc:date>
    <dc:creator>Lenon Ricardo</dc:creator>
    <meta:editing-duration>PT50S</meta:editing-duration>
    <meta:editing-cycles>1</meta:editing-cycles>
    <meta:document-statistic meta:table-count="0" meta:image-count="0" meta:object-count="0" meta:page-count="1" meta:paragraph-count="6" meta:word-count="17" meta:character-count="90" meta:non-whitespace-character-count="78"/>
    <meta:generator>LibreOffice/5.0.0.5$Linux_X86_64 LibreOffice_project/437e4abdf9e72fd0a6e6f8697a0e659bc77f9b10</meta:generator>
  </office:meta>
</office:document-meta>
</file>